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299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number-columns-repeated="1016" table:default-cell-style-name="ce1"/>
        <table:table-row table:style-name="ro1">
          <table:table-cell table:style-name="Default"/>
          <table:table-cell office:value-type="string" calcext:value-type="string">
            <text:p>Closed Hash</text:p>
          </table:table-cell>
          <table:table-cell/>
          <table:table-cell office:value-type="string" calcext:value-type="string">
            <text:p>Seed 1</text:p>
          </table:table-cell>
          <table:table-cell office:value-type="string" calcext:value-type="string">
            <text:p>Seed 2</text:p>
          </table:table-cell>
          <table:table-cell office:value-type="string" calcext:value-type="string">
            <text:p>Seed 3</text:p>
          </table:table-cell>
          <table:table-cell office:value-type="string" calcext:value-type="string">
            <text:p>Seed 4</text:p>
          </table:table-cell>
          <table:table-cell office:value-type="string" calcext:value-type="string">
            <text:p>Seed 5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Init.</text:p>
          </table:table-cell>
          <table:table-cell/>
          <table:table-cell office:value-type="float" office:value="3.894067" calcext:value-type="float">
            <text:p>3.894067</text:p>
          </table:table-cell>
          <table:table-cell office:value-type="float" office:value="3.926689" calcext:value-type="float">
            <text:p>3.926689</text:p>
          </table:table-cell>
          <table:table-cell office:value-type="float" office:value="4.044451" calcext:value-type="float">
            <text:p>4.044451</text:p>
          </table:table-cell>
          <table:table-cell office:value-type="float" office:value="4.086216" calcext:value-type="float">
            <text:p>4.086216</text:p>
          </table:table-cell>
          <table:table-cell office:value-type="float" office:value="4.10137" calcext:value-type="float">
            <text:p>4.10137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float" office:value="9.576973" calcext:value-type="float">
            <text:p>9.576973</text:p>
          </table:table-cell>
          <table:table-cell/>
          <table:table-cell office:value-type="float" office:value="6.328723" calcext:value-type="float">
            <text:p>6.328723</text:p>
          </table:table-cell>
          <table:table-cell office:value-type="float" office:value="6.435998" calcext:value-type="float">
            <text:p>6.435998</text:p>
          </table:table-cell>
          <table:table-cell office:value-type="float" office:value="6.554885" calcext:value-type="float">
            <text:p>6.554885</text:p>
          </table:table-cell>
          <table:table-cell office:value-type="float" office:value="6.631454" calcext:value-type="float">
            <text:p>6.631454</text:p>
          </table:table-cell>
          <table:table-cell office:value-type="float" office:value="6.632848" calcext:value-type="float">
            <text:p>6.632848</text:p>
          </table:table-cell>
          <table:table-cell table:number-columns-repeated="1016"/>
        </table:table-row>
        <table:table-row table:style-name="ro1">
          <table:table-cell table:style-name="Default" table:number-columns-repeated="3"/>
          <table:table-cell office:value-type="float" office:value="9.17141" calcext:value-type="float">
            <text:p>9.17141</text:p>
          </table:table-cell>
          <table:table-cell office:value-type="float" office:value="9.666523" calcext:value-type="float">
            <text:p>9.666523</text:p>
          </table:table-cell>
          <table:table-cell office:value-type="float" office:value="9.583448" calcext:value-type="float">
            <text:p>9.583448</text:p>
          </table:table-cell>
          <table:table-cell office:value-type="float" office:value="9.539056" calcext:value-type="float">
            <text:p>9.539056</text:p>
          </table:table-cell>
          <table:table-cell office:value-type="float" office:value="9.608115" calcext:value-type="float">
            <text:p>9.608115</text:p>
          </table:table-cell>
          <table:table-cell table:number-columns-repeated="1016"/>
        </table:table-row>
        <table:table-row table:style-name="ro1">
          <table:table-cell table:style-name="Default" table:number-columns-repeated="3"/>
          <table:table-cell office:value-type="float" office:value="12.961165" calcext:value-type="float">
            <text:p>12.961165</text:p>
          </table:table-cell>
          <table:table-cell office:value-type="float" office:value="13.63608" calcext:value-type="float">
            <text:p>13.63608</text:p>
          </table:table-cell>
          <table:table-cell office:value-type="float" office:value="13.789973" calcext:value-type="float">
            <text:p>13.789973</text:p>
          </table:table-cell>
          <table:table-cell office:value-type="float" office:value="13.476559" calcext:value-type="float">
            <text:p>13.476559</text:p>
          </table:table-cell>
          <table:table-cell office:value-type="float" office:value="13.858302" calcext:value-type="float">
            <text:p>13.858302</text:p>
          </table:table-cell>
          <table:table-cell table:number-columns-repeated="1016"/>
        </table:table-row>
        <table:table-row table:style-name="ro1">
          <table:table-cell table:style-name="Default" table:number-columns-repeated="3"/>
          <table:table-cell office:value-type="float" office:value="18.189428" calcext:value-type="float">
            <text:p>18.189428</text:p>
          </table:table-cell>
          <table:table-cell office:value-type="float" office:value="19.150594" calcext:value-type="float">
            <text:p>19.150594</text:p>
          </table:table-cell>
          <table:table-cell office:value-type="float" office:value="19.029527" calcext:value-type="float">
            <text:p>19.029527</text:p>
          </table:table-cell>
          <table:table-cell office:value-type="float" office:value="18.782219" calcext:value-type="float">
            <text:p>18.782219</text:p>
          </table:table-cell>
          <table:table-cell office:value-type="float" office:value="18.942634" calcext:value-type="float">
            <text:p>18.942634</text:p>
          </table:table-cell>
          <table:table-cell table:number-columns-repeated="1016"/>
        </table:table-row>
        <table:table-row table:style-name="ro1">
          <table:table-cell table:style-name="Default" table:number-columns-repeated="3"/>
          <table:table-cell office:value-type="float" office:value="26.250106" calcext:value-type="float">
            <text:p>26.250106</text:p>
          </table:table-cell>
          <table:table-cell office:value-type="float" office:value="27.406142" calcext:value-type="float">
            <text:p>27.406142</text:p>
          </table:table-cell>
          <table:table-cell office:value-type="float" office:value="27.049143" calcext:value-type="float">
            <text:p>27.049143</text:p>
          </table:table-cell>
          <table:table-cell office:value-type="float" office:value="28.045286" calcext:value-type="float">
            <text:p>28.045286</text:p>
          </table:table-cell>
          <table:table-cell office:value-type="float" office:value="27.444066" calcext:value-type="float">
            <text:p>27.444066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Work Machine: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Intel Sandbridge i7-2600 @ 3.40GHz x 8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7.7 GiB?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Ubuntu 14.04 LTS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Closed Hashing 2</text:p>
          </table:table-cell>
          <table:table-cell/>
          <table:table-cell office:value-type="string" calcext:value-type="string">
            <text:p>Seed 1</text:p>
          </table:table-cell>
          <table:table-cell office:value-type="string" calcext:value-type="string">
            <text:p>Seed 2</text:p>
          </table:table-cell>
          <table:table-cell office:value-type="string" calcext:value-type="string">
            <text:p>Seed 3</text:p>
          </table:table-cell>
          <table:table-cell office:value-type="string" calcext:value-type="string">
            <text:p>Seed 4</text:p>
          </table:table-cell>
          <table:table-cell office:value-type="string" calcext:value-type="string">
            <text:p>Seed 5</text:p>
          </table:table-cell>
          <table:table-cell office:value-type="string" calcext:value-type="string">
            <text:p>Average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Init.</text:p>
          </table:table-cell>
          <table:table-cell office:value-type="string" calcext:value-type="string">
            <text:p>Load 0.2</text:p>
          </table:table-cell>
          <table:table-cell office:value-type="float" office:value="4.431205" calcext:value-type="float">
            <text:p>4.431205</text:p>
          </table:table-cell>
          <table:table-cell office:value-type="float" office:value="4.464666" calcext:value-type="float">
            <text:p>4.464666</text:p>
          </table:table-cell>
          <table:table-cell office:value-type="float" office:value="4.405792" calcext:value-type="float">
            <text:p>4.405792</text:p>
          </table:table-cell>
          <table:table-cell office:value-type="float" office:value="4.444343" calcext:value-type="float">
            <text:p>4.444343</text:p>
          </table:table-cell>
          <table:table-cell office:value-type="float" office:value="4.438285" calcext:value-type="float">
            <text:p>4.438285</text:p>
          </table:table-cell>
          <table:table-cell table:formula="of:=AVERAGE([.D14:.H14])" office:value-type="float" office:value="4.4368582" calcext:value-type="float">
            <text:p>4.4368582</text:p>
          </table:table-cell>
          <table:table-cell office:value-type="float" office:value="0.2" calcext:value-type="float">
            <text:p>0.2</text:p>
          </table:table-cell>
          <table:table-cell table:number-columns-repeated="1014"/>
        </table:table-row>
        <table:table-row table:style-name="ro1">
          <table:table-cell table:style-name="Default"/>
          <table:table-cell office:value-type="float" office:value="13.996048" calcext:value-type="float">
            <text:p>13.996048</text:p>
          </table:table-cell>
          <table:table-cell office:value-type="string" calcext:value-type="string">
            <text:p>Load 0.3</text:p>
          </table:table-cell>
          <table:table-cell office:value-type="float" office:value="7.208811" calcext:value-type="float">
            <text:p>7.208811</text:p>
          </table:table-cell>
          <table:table-cell office:value-type="float" office:value="7.144699" calcext:value-type="float">
            <text:p>7.144699</text:p>
          </table:table-cell>
          <table:table-cell office:value-type="float" office:value="7.13872" calcext:value-type="float">
            <text:p>7.13872</text:p>
          </table:table-cell>
          <table:table-cell office:value-type="float" office:value="7.223499" calcext:value-type="float">
            <text:p>7.223499</text:p>
          </table:table-cell>
          <table:table-cell office:value-type="float" office:value="7.186467" calcext:value-type="float">
            <text:p>7.186467</text:p>
          </table:table-cell>
          <table:table-cell table:formula="of:=AVERAGE([.D15:.H15])" office:value-type="float" office:value="7.1804392" calcext:value-type="float">
            <text:p>7.1804392</text:p>
          </table:table-cell>
          <table:table-cell office:value-type="float" office:value="0.3" calcext:value-type="float">
            <text:p>0.3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Load 0.4</text:p>
          </table:table-cell>
          <table:table-cell office:value-type="float" office:value="10.60458" calcext:value-type="float">
            <text:p>10.60458</text:p>
          </table:table-cell>
          <table:table-cell office:value-type="float" office:value="10.466021" calcext:value-type="float">
            <text:p>10.466021</text:p>
          </table:table-cell>
          <table:table-cell office:value-type="float" office:value="10.440034" calcext:value-type="float">
            <text:p>10.440034</text:p>
          </table:table-cell>
          <table:table-cell office:value-type="float" office:value="10.402891" calcext:value-type="float">
            <text:p>10.402891</text:p>
          </table:table-cell>
          <table:table-cell office:value-type="float" office:value="10.421424" calcext:value-type="float">
            <text:p>10.421424</text:p>
          </table:table-cell>
          <table:table-cell table:formula="of:=AVERAGE([.D16:.H16])" office:value-type="float" office:value="10.46699" calcext:value-type="float">
            <text:p>10.46699</text:p>
          </table:table-cell>
          <table:table-cell office:value-type="float" office:value="0.4" calcext:value-type="float">
            <text:p>0.4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Load 0.5</text:p>
          </table:table-cell>
          <table:table-cell office:value-type="float" office:value="14.808749" calcext:value-type="float">
            <text:p>14.808749</text:p>
          </table:table-cell>
          <table:table-cell office:value-type="float" office:value="14.862708" calcext:value-type="float">
            <text:p>14.862708</text:p>
          </table:table-cell>
          <table:table-cell office:value-type="float" office:value="15.017774" calcext:value-type="float">
            <text:p>15.017774</text:p>
          </table:table-cell>
          <table:table-cell office:value-type="float" office:value="14.89139" calcext:value-type="float">
            <text:p>14.89139</text:p>
          </table:table-cell>
          <table:table-cell office:value-type="float" office:value="15.036416" calcext:value-type="float">
            <text:p>15.036416</text:p>
          </table:table-cell>
          <table:table-cell table:formula="of:=AVERAGE([.D17:.H17])" office:value-type="float" office:value="14.9234074" calcext:value-type="float">
            <text:p>14.9234074</text:p>
          </table:table-cell>
          <table:table-cell office:value-type="float" office:value="0.5" calcext:value-type="float">
            <text:p>0.5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Load 0.6</text:p>
          </table:table-cell>
          <table:table-cell office:value-type="float" office:value="20.658974" calcext:value-type="float">
            <text:p>20.658974</text:p>
          </table:table-cell>
          <table:table-cell office:value-type="float" office:value="21.031894" calcext:value-type="float">
            <text:p>21.031894</text:p>
          </table:table-cell>
          <table:table-cell office:value-type="float" office:value="20.735612" calcext:value-type="float">
            <text:p>20.735612</text:p>
          </table:table-cell>
          <table:table-cell office:value-type="float" office:value="20.602506" calcext:value-type="float">
            <text:p>20.602506</text:p>
          </table:table-cell>
          <table:table-cell office:value-type="float" office:value="20.554681" calcext:value-type="float">
            <text:p>20.554681</text:p>
          </table:table-cell>
          <table:table-cell table:formula="of:=AVERAGE([.D18:.H18])" office:value-type="float" office:value="20.7167334" calcext:value-type="float">
            <text:p>20.7167334</text:p>
          </table:table-cell>
          <table:table-cell office:value-type="float" office:value="0.6" calcext:value-type="float">
            <text:p>0.6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Load 0.7</text:p>
          </table:table-cell>
          <table:table-cell office:value-type="float" office:value="29.780708" calcext:value-type="float">
            <text:p>29.780708</text:p>
          </table:table-cell>
          <table:table-cell office:value-type="float" office:value="29.889033" calcext:value-type="float">
            <text:p>29.889033</text:p>
          </table:table-cell>
          <table:table-cell office:value-type="float" office:value="29.445724" calcext:value-type="float">
            <text:p>29.445724</text:p>
          </table:table-cell>
          <table:table-cell office:value-type="float" office:value="30.518496" calcext:value-type="float">
            <text:p>30.518496</text:p>
          </table:table-cell>
          <table:table-cell office:value-type="float" office:value="29.838967" calcext:value-type="float">
            <text:p>29.838967</text:p>
          </table:table-cell>
          <table:table-cell table:formula="of:=AVERAGE([.D19:.H19])" office:value-type="float" office:value="29.8945856" calcext:value-type="float">
            <text:p>29.8945856</text:p>
          </table:table-cell>
          <table:table-cell office:value-type="float" office:value="0.7" calcext:value-type="float">
            <text:p>0.7</text:p>
          </table:table-cell>
          <table:table-cell table:number-columns-repeated="1014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Open Hashing</text:p>
          </table:table-cell>
          <table:table-cell/>
          <table:table-cell office:value-type="string" calcext:value-type="string">
            <text:p>Seed 1</text:p>
          </table:table-cell>
          <table:table-cell office:value-type="string" calcext:value-type="string">
            <text:p>Seed 2</text:p>
          </table:table-cell>
          <table:table-cell office:value-type="string" calcext:value-type="string">
            <text:p>Seed 3</text:p>
          </table:table-cell>
          <table:table-cell office:value-type="string" calcext:value-type="string">
            <text:p>Seed 4</text:p>
          </table:table-cell>
          <table:table-cell office:value-type="string" calcext:value-type="string">
            <text:p>Seed 5</text:p>
          </table:table-cell>
          <table:table-cell office:value-type="string" calcext:value-type="string">
            <text:p>Average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Init.</text:p>
          </table:table-cell>
          <table:table-cell office:value-type="string" calcext:value-type="string">
            <text:p>Load 0.2</text:p>
          </table:table-cell>
          <table:table-cell office:value-type="float" office:value="3.615613" calcext:value-type="float">
            <text:p>3.615613</text:p>
          </table:table-cell>
          <table:table-cell office:value-type="float" office:value="3.648217" calcext:value-type="float">
            <text:p>3.648217</text:p>
          </table:table-cell>
          <table:table-cell office:value-type="float" office:value="3.704271" calcext:value-type="float">
            <text:p>3.704271</text:p>
          </table:table-cell>
          <table:table-cell office:value-type="float" office:value="3.651585" calcext:value-type="float">
            <text:p>3.651585</text:p>
          </table:table-cell>
          <table:table-cell office:value-type="float" office:value="3.644811" calcext:value-type="float">
            <text:p>3.644811</text:p>
          </table:table-cell>
          <table:table-cell table:formula="of:=AVERAGE([.D22:.H22])" office:value-type="float" office:value="3.6528994" calcext:value-type="float">
            <text:p>3.6528994</text:p>
          </table:table-cell>
          <table:table-cell office:value-type="float" office:value="0.2" calcext:value-type="float">
            <text:p>0.2</text:p>
          </table:table-cell>
          <table:table-cell table:number-columns-repeated="1014"/>
        </table:table-row>
        <table:table-row table:style-name="ro1">
          <table:table-cell table:style-name="Default"/>
          <table:table-cell office:value-type="float" office:value="9.830476" calcext:value-type="float">
            <text:p>9.830476</text:p>
          </table:table-cell>
          <table:table-cell office:value-type="string" calcext:value-type="string">
            <text:p>Load 0.3</text:p>
          </table:table-cell>
          <table:table-cell office:value-type="float" office:value="5.438528" calcext:value-type="float">
            <text:p>5.438528</text:p>
          </table:table-cell>
          <table:table-cell office:value-type="float" office:value="5.472409" calcext:value-type="float">
            <text:p>5.472409</text:p>
          </table:table-cell>
          <table:table-cell office:value-type="float" office:value="5.503901" calcext:value-type="float">
            <text:p>5.503901</text:p>
          </table:table-cell>
          <table:table-cell office:value-type="float" office:value="5.473992" calcext:value-type="float">
            <text:p>5.473992</text:p>
          </table:table-cell>
          <table:table-cell office:value-type="float" office:value="5.479095" calcext:value-type="float">
            <text:p>5.479095</text:p>
          </table:table-cell>
          <table:table-cell table:formula="of:=AVERAGE([.D23:.H23])" office:value-type="float" office:value="5.473585" calcext:value-type="float">
            <text:p>5.473585</text:p>
          </table:table-cell>
          <table:table-cell office:value-type="float" office:value="0.3" calcext:value-type="float">
            <text:p>0.3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Load 0.4</text:p>
          </table:table-cell>
          <table:table-cell office:value-type="float" office:value="7.257901" calcext:value-type="float">
            <text:p>7.257901</text:p>
          </table:table-cell>
          <table:table-cell office:value-type="float" office:value="7.280163" calcext:value-type="float">
            <text:p>7.280163</text:p>
          </table:table-cell>
          <table:table-cell office:value-type="float" office:value="7.272166" calcext:value-type="float">
            <text:p>7.272166</text:p>
          </table:table-cell>
          <table:table-cell office:value-type="float" office:value="7.21093" calcext:value-type="float">
            <text:p>7.21093</text:p>
          </table:table-cell>
          <table:table-cell office:value-type="float" office:value="7.267357" calcext:value-type="float">
            <text:p>7.267357</text:p>
          </table:table-cell>
          <table:table-cell table:formula="of:=AVERAGE([.D24:.H24])" office:value-type="float" office:value="7.2577034" calcext:value-type="float">
            <text:p>7.2577034</text:p>
          </table:table-cell>
          <table:table-cell office:value-type="float" office:value="0.4" calcext:value-type="float">
            <text:p>0.4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Load 0.5</text:p>
          </table:table-cell>
          <table:table-cell office:value-type="float" office:value="8.999293" calcext:value-type="float">
            <text:p>8.999293</text:p>
          </table:table-cell>
          <table:table-cell office:value-type="float" office:value="9.042627" calcext:value-type="float">
            <text:p>9.042627</text:p>
          </table:table-cell>
          <table:table-cell office:value-type="float" office:value="9.169638" calcext:value-type="float">
            <text:p>9.169638</text:p>
          </table:table-cell>
          <table:table-cell office:value-type="float" office:value="9.072897" calcext:value-type="float">
            <text:p>9.072897</text:p>
          </table:table-cell>
          <table:table-cell office:value-type="float" office:value="9.079393" calcext:value-type="float">
            <text:p>9.079393</text:p>
          </table:table-cell>
          <table:table-cell table:formula="of:=AVERAGE([.D25:.H25])" office:value-type="float" office:value="9.0727696" calcext:value-type="float">
            <text:p>9.0727696</text:p>
          </table:table-cell>
          <table:table-cell office:value-type="float" office:value="0.5" calcext:value-type="float">
            <text:p>0.5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Load 0.6</text:p>
          </table:table-cell>
          <table:table-cell office:value-type="float" office:value="10.929312" calcext:value-type="float">
            <text:p>10.929312</text:p>
          </table:table-cell>
          <table:table-cell office:value-type="float" office:value="10.934941" calcext:value-type="float">
            <text:p>10.934941</text:p>
          </table:table-cell>
          <table:table-cell office:value-type="float" office:value="10.946794" calcext:value-type="float">
            <text:p>10.946794</text:p>
          </table:table-cell>
          <table:table-cell office:value-type="float" office:value="10.857243" calcext:value-type="float">
            <text:p>10.857243</text:p>
          </table:table-cell>
          <table:table-cell office:value-type="float" office:value="10.939798" calcext:value-type="float">
            <text:p>10.939798</text:p>
          </table:table-cell>
          <table:table-cell table:formula="of:=AVERAGE([.D26:.H26])" office:value-type="float" office:value="10.9216176" calcext:value-type="float">
            <text:p>10.9216176</text:p>
          </table:table-cell>
          <table:table-cell office:value-type="float" office:value="0.6" calcext:value-type="float">
            <text:p>0.6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Load 0.7</text:p>
          </table:table-cell>
          <table:table-cell office:value-type="float" office:value="12.714977" calcext:value-type="float">
            <text:p>12.714977</text:p>
          </table:table-cell>
          <table:table-cell office:value-type="float" office:value="12.804483" calcext:value-type="float">
            <text:p>12.804483</text:p>
          </table:table-cell>
          <table:table-cell office:value-type="float" office:value="12.669144" calcext:value-type="float">
            <text:p>12.669144</text:p>
          </table:table-cell>
          <table:table-cell office:value-type="float" office:value="12.765986" calcext:value-type="float">
            <text:p>12.765986</text:p>
          </table:table-cell>
          <table:table-cell office:value-type="float" office:value="12.733986" calcext:value-type="float">
            <text:p>12.733986</text:p>
          </table:table-cell>
          <table:table-cell table:formula="of:=AVERAGE([.D27:.H27])" office:value-type="float" office:value="12.7377152" calcext:value-type="float">
            <text:p>12.7377152</text:p>
          </table:table-cell>
          <table:table-cell office:value-type="float" office:value="0.7" calcext:value-type="float">
            <text:p>0.7</text:p>
          </table:table-cell>
          <table:table-cell table:number-columns-repeated="1014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Desktop: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Intel Sandbridge i7-4690k @ 4.00GHz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16.0 GB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Windows 10 (Ubuntu Virtual Machine)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losed Hashing 2</text:p>
          </table:table-cell>
          <table:table-cell/>
          <table:table-cell office:value-type="string" calcext:value-type="string">
            <text:p>Seed 1</text:p>
          </table:table-cell>
          <table:table-cell office:value-type="string" calcext:value-type="string">
            <text:p>Seed 2</text:p>
          </table:table-cell>
          <table:table-cell office:value-type="string" calcext:value-type="string">
            <text:p>Seed 3</text:p>
          </table:table-cell>
          <table:table-cell office:value-type="string" calcext:value-type="string">
            <text:p>Seed 4</text:p>
          </table:table-cell>
          <table:table-cell office:value-type="string" calcext:value-type="string">
            <text:p>Seed 5</text:p>
          </table:table-cell>
          <table:table-cell office:value-type="string" calcext:value-type="string">
            <text:p>Averag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nit.</text:p>
          </table:table-cell>
          <table:table-cell office:value-type="string" calcext:value-type="string">
            <text:p>Load 0.2</text:p>
          </table:table-cell>
          <table:table-cell office:value-type="float" office:value="3.368698" calcext:value-type="float">
            <text:p>3.368698</text:p>
          </table:table-cell>
          <table:table-cell office:value-type="float" office:value="3.378833" calcext:value-type="float">
            <text:p>3.378833</text:p>
          </table:table-cell>
          <table:table-cell office:value-type="float" office:value="3.335721" calcext:value-type="float">
            <text:p>3.335721</text:p>
          </table:table-cell>
          <table:table-cell office:value-type="float" office:value="3.375888" calcext:value-type="float">
            <text:p>3.375888</text:p>
          </table:table-cell>
          <table:table-cell office:value-type="float" office:value="3.367802" calcext:value-type="float">
            <text:p>3.367802</text:p>
          </table:table-cell>
          <table:table-cell table:formula="of:=AVERAGE([.D34:.H34])" office:value-type="float" office:value="3.3653884" calcext:value-type="float">
            <text:p>3.3653884</text:p>
          </table:table-cell>
          <table:table-cell office:value-type="float" office:value="0.2" calcext:value-type="float">
            <text:p>0.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.875602" calcext:value-type="float">
            <text:p>6.875602</text:p>
          </table:table-cell>
          <table:table-cell office:value-type="string" calcext:value-type="string">
            <text:p>Load 0.3</text:p>
          </table:table-cell>
          <table:table-cell office:value-type="float" office:value="5.432004" calcext:value-type="float">
            <text:p>5.432004</text:p>
          </table:table-cell>
          <table:table-cell office:value-type="float" office:value="5.416974" calcext:value-type="float">
            <text:p>5.416974</text:p>
          </table:table-cell>
          <table:table-cell office:value-type="float" office:value="5.403011" calcext:value-type="float">
            <text:p>5.403011</text:p>
          </table:table-cell>
          <table:table-cell office:value-type="float" office:value="5.470314" calcext:value-type="float">
            <text:p>5.470314</text:p>
          </table:table-cell>
          <table:table-cell office:value-type="float" office:value="5.441402" calcext:value-type="float">
            <text:p>5.441402</text:p>
          </table:table-cell>
          <table:table-cell table:formula="of:=AVERAGE([.D35:.H35])" office:value-type="float" office:value="5.432741" calcext:value-type="float">
            <text:p>5.432741</text:p>
          </table:table-cell>
          <table:table-cell office:value-type="float" office:value="0.3" calcext:value-type="float">
            <text:p>0.3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Load 0.4</text:p>
          </table:table-cell>
          <table:table-cell office:value-type="float" office:value="7.900566" calcext:value-type="float">
            <text:p>7.900566</text:p>
          </table:table-cell>
          <table:table-cell office:value-type="float" office:value="7.900993" calcext:value-type="float">
            <text:p>7.900993</text:p>
          </table:table-cell>
          <table:table-cell office:value-type="float" office:value="7.895716" calcext:value-type="float">
            <text:p>7.895716</text:p>
          </table:table-cell>
          <table:table-cell office:value-type="float" office:value="7.85998" calcext:value-type="float">
            <text:p>7.85998</text:p>
          </table:table-cell>
          <table:table-cell office:value-type="float" office:value="7.881446" calcext:value-type="float">
            <text:p>7.881446</text:p>
          </table:table-cell>
          <table:table-cell table:formula="of:=AVERAGE([.D36:.H36])" office:value-type="float" office:value="7.8877402" calcext:value-type="float">
            <text:p>7.8877402</text:p>
          </table:table-cell>
          <table:table-cell office:value-type="float" office:value="0.4" calcext:value-type="float">
            <text:p>0.4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Load 0.5</text:p>
          </table:table-cell>
          <table:table-cell office:value-type="float" office:value="11.128813" calcext:value-type="float">
            <text:p>11.128813</text:p>
          </table:table-cell>
          <table:table-cell office:value-type="float" office:value="11.235104" calcext:value-type="float">
            <text:p>11.235104</text:p>
          </table:table-cell>
          <table:table-cell office:value-type="float" office:value="11.977963" calcext:value-type="float">
            <text:p>11.977963</text:p>
          </table:table-cell>
          <table:table-cell office:value-type="float" office:value="11.119769" calcext:value-type="float">
            <text:p>11.119769</text:p>
          </table:table-cell>
          <table:table-cell office:value-type="float" office:value="11.383391" calcext:value-type="float">
            <text:p>11.383391</text:p>
          </table:table-cell>
          <table:table-cell table:formula="of:=AVERAGE([.D37:.H37])" office:value-type="float" office:value="11.369008" calcext:value-type="float">
            <text:p>11.369008</text:p>
          </table:table-cell>
          <table:table-cell office:value-type="float" office:value="0.5" calcext:value-type="float">
            <text:p>0.5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Load 0.6</text:p>
          </table:table-cell>
          <table:table-cell office:value-type="float" office:value="15.596538" calcext:value-type="float">
            <text:p>15.596538</text:p>
          </table:table-cell>
          <table:table-cell office:value-type="float" office:value="15.792743" calcext:value-type="float">
            <text:p>15.792743</text:p>
          </table:table-cell>
          <table:table-cell office:value-type="float" office:value="16.148015" calcext:value-type="float">
            <text:p>16.148015</text:p>
          </table:table-cell>
          <table:table-cell office:value-type="float" office:value="15.527929" calcext:value-type="float">
            <text:p>15.527929</text:p>
          </table:table-cell>
          <table:table-cell office:value-type="float" office:value="15.616825" calcext:value-type="float">
            <text:p>15.616825</text:p>
          </table:table-cell>
          <table:table-cell table:formula="of:=AVERAGE([.D38:.H38])" office:value-type="float" office:value="15.73641" calcext:value-type="float">
            <text:p>15.73641</text:p>
          </table:table-cell>
          <table:table-cell office:value-type="float" office:value="0.6" calcext:value-type="float">
            <text:p>0.6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Load 0.7</text:p>
          </table:table-cell>
          <table:table-cell office:value-type="float" office:value="22.506648" calcext:value-type="float">
            <text:p>22.506648</text:p>
          </table:table-cell>
          <table:table-cell office:value-type="float" office:value="22.625726" calcext:value-type="float">
            <text:p>22.625726</text:p>
          </table:table-cell>
          <table:table-cell office:value-type="float" office:value="22.362973" calcext:value-type="float">
            <text:p>22.362973</text:p>
          </table:table-cell>
          <table:table-cell office:value-type="float" office:value="23.083011" calcext:value-type="float">
            <text:p>23.083011</text:p>
          </table:table-cell>
          <table:table-cell office:value-type="float" office:value="22.539657" calcext:value-type="float">
            <text:p>22.539657</text:p>
          </table:table-cell>
          <table:table-cell table:formula="of:=AVERAGE([.D39:.H39])" office:value-type="float" office:value="22.623603" calcext:value-type="float">
            <text:p>22.623603</text:p>
          </table:table-cell>
          <table:table-cell office:value-type="float" office:value="0.7" calcext:value-type="float">
            <text:p>0.7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Open Hashing</text:p>
          </table:table-cell>
          <table:table-cell/>
          <table:table-cell office:value-type="string" calcext:value-type="string">
            <text:p>Seed 1</text:p>
          </table:table-cell>
          <table:table-cell office:value-type="string" calcext:value-type="string">
            <text:p>Seed 2</text:p>
          </table:table-cell>
          <table:table-cell office:value-type="string" calcext:value-type="string">
            <text:p>Seed 3</text:p>
          </table:table-cell>
          <table:table-cell office:value-type="string" calcext:value-type="string">
            <text:p>Seed 4</text:p>
          </table:table-cell>
          <table:table-cell office:value-type="string" calcext:value-type="string">
            <text:p>Seed 5</text:p>
          </table:table-cell>
          <table:table-cell office:value-type="string" calcext:value-type="string">
            <text:p>Averag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nit.</text:p>
          </table:table-cell>
          <table:table-cell office:value-type="string" calcext:value-type="string">
            <text:p>Load 0.2</text:p>
          </table:table-cell>
          <table:table-cell office:value-type="float" office:value="2.690591" calcext:value-type="float">
            <text:p>2.690591</text:p>
          </table:table-cell>
          <table:table-cell office:value-type="float" office:value="2.71384" calcext:value-type="float">
            <text:p>2.71384</text:p>
          </table:table-cell>
          <table:table-cell office:value-type="float" office:value="2.719781" calcext:value-type="float">
            <text:p>2.719781</text:p>
          </table:table-cell>
          <table:table-cell office:value-type="float" office:value="2.718034" calcext:value-type="float">
            <text:p>2.718034</text:p>
          </table:table-cell>
          <table:table-cell office:value-type="float" office:value="2.704812" calcext:value-type="float">
            <text:p>2.704812</text:p>
          </table:table-cell>
          <table:table-cell table:formula="of:=AVERAGE([.D42:.H42])" office:value-type="float" office:value="2.7094116" calcext:value-type="float">
            <text:p>2.7094116</text:p>
          </table:table-cell>
          <table:table-cell office:value-type="float" office:value="0.2" calcext:value-type="float">
            <text:p>0.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.936413" calcext:value-type="float">
            <text:p>6.936413</text:p>
          </table:table-cell>
          <table:table-cell office:value-type="string" calcext:value-type="string">
            <text:p>Load 0.3</text:p>
          </table:table-cell>
          <table:table-cell office:value-type="float" office:value="4.036472" calcext:value-type="float">
            <text:p>4.036472</text:p>
          </table:table-cell>
          <table:table-cell office:value-type="float" office:value="4.078545" calcext:value-type="float">
            <text:p>4.078545</text:p>
          </table:table-cell>
          <table:table-cell office:value-type="float" office:value="4.053504" calcext:value-type="float">
            <text:p>4.053504</text:p>
          </table:table-cell>
          <table:table-cell office:value-type="float" office:value="4.066059" calcext:value-type="float">
            <text:p>4.066059</text:p>
          </table:table-cell>
          <table:table-cell office:value-type="float" office:value="4.074418" calcext:value-type="float">
            <text:p>4.074418</text:p>
          </table:table-cell>
          <table:table-cell table:formula="of:=AVERAGE([.D43:.H43])" office:value-type="float" office:value="4.0617996" calcext:value-type="float">
            <text:p>4.0617996</text:p>
          </table:table-cell>
          <table:table-cell office:value-type="float" office:value="0.3" calcext:value-type="float">
            <text:p>0.3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 office:value-type="string" calcext:value-type="string">
            <text:p>Load 0.4</text:p>
          </table:table-cell>
          <table:table-cell office:value-type="float" office:value="5.416666" calcext:value-type="float">
            <text:p>5.416666</text:p>
          </table:table-cell>
          <table:table-cell office:value-type="float" office:value="5.413233" calcext:value-type="float">
            <text:p>5.413233</text:p>
          </table:table-cell>
          <table:table-cell office:value-type="float" office:value="5.423616" calcext:value-type="float">
            <text:p>5.423616</text:p>
          </table:table-cell>
          <table:table-cell office:value-type="float" office:value="5.368692" calcext:value-type="float">
            <text:p>5.368692</text:p>
          </table:table-cell>
          <table:table-cell office:value-type="float" office:value="5.414889" calcext:value-type="float">
            <text:p>5.414889</text:p>
          </table:table-cell>
          <table:table-cell table:formula="of:=AVERAGE([.D44:.H44])" office:value-type="float" office:value="5.4074192" calcext:value-type="float">
            <text:p>5.4074192</text:p>
          </table:table-cell>
          <table:table-cell office:value-type="float" office:value="0.4" calcext:value-type="float">
            <text:p>0.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 office:value-type="string" calcext:value-type="string">
            <text:p>Load 0.5</text:p>
          </table:table-cell>
          <table:table-cell office:value-type="float" office:value="6.68573" calcext:value-type="float">
            <text:p>6.68573</text:p>
          </table:table-cell>
          <table:table-cell office:value-type="float" office:value="6.723689" calcext:value-type="float">
            <text:p>6.723689</text:p>
          </table:table-cell>
          <table:table-cell office:value-type="float" office:value="6.790843" calcext:value-type="float">
            <text:p>6.790843</text:p>
          </table:table-cell>
          <table:table-cell office:value-type="float" office:value="6.737635" calcext:value-type="float">
            <text:p>6.737635</text:p>
          </table:table-cell>
          <table:table-cell office:value-type="float" office:value="6.724902" calcext:value-type="float">
            <text:p>6.724902</text:p>
          </table:table-cell>
          <table:table-cell table:formula="of:=AVERAGE([.D45:.H45])" office:value-type="float" office:value="6.7325598" calcext:value-type="float">
            <text:p>6.7325598</text:p>
          </table:table-cell>
          <table:table-cell office:value-type="float" office:value="0.5" calcext:value-type="float">
            <text:p>0.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 office:value-type="string" calcext:value-type="string">
            <text:p>Load 0.6</text:p>
          </table:table-cell>
          <table:table-cell office:value-type="float" office:value="8.154792" calcext:value-type="float">
            <text:p>8.154792</text:p>
          </table:table-cell>
          <table:table-cell office:value-type="float" office:value="8.121506" calcext:value-type="float">
            <text:p>8.121506</text:p>
          </table:table-cell>
          <table:table-cell office:value-type="float" office:value="8.127203" calcext:value-type="float">
            <text:p>8.127203</text:p>
          </table:table-cell>
          <table:table-cell office:value-type="float" office:value="8.056934" calcext:value-type="float">
            <text:p>8.056934</text:p>
          </table:table-cell>
          <table:table-cell office:value-type="float" office:value="8.115596" calcext:value-type="float">
            <text:p>8.115596</text:p>
          </table:table-cell>
          <table:table-cell table:formula="of:=AVERAGE([.D46:.H46])" office:value-type="float" office:value="8.1152062" calcext:value-type="float">
            <text:p>8.1152062</text:p>
          </table:table-cell>
          <table:table-cell office:value-type="float" office:value="0.6" calcext:value-type="float">
            <text:p>0.6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 office:value-type="string" calcext:value-type="string">
            <text:p>Load 0.7</text:p>
          </table:table-cell>
          <table:table-cell office:value-type="float" office:value="9.44038" calcext:value-type="float">
            <text:p>9.44038</text:p>
          </table:table-cell>
          <table:table-cell office:value-type="float" office:value="9.501047" calcext:value-type="float">
            <text:p>9.501047</text:p>
          </table:table-cell>
          <table:table-cell office:value-type="float" office:value="9.402308" calcext:value-type="float">
            <text:p>9.402308</text:p>
          </table:table-cell>
          <table:table-cell office:value-type="float" office:value="9.524054" calcext:value-type="float">
            <text:p>9.524054</text:p>
          </table:table-cell>
          <table:table-cell office:value-type="float" office:value="9.432195" calcext:value-type="float">
            <text:p>9.432195</text:p>
          </table:table-cell>
          <table:table-cell table:formula="of:=AVERAGE([.D47:.H47])" office:value-type="float" office:value="9.4599968" calcext:value-type="float">
            <text:p>9.4599968</text:p>
          </table:table-cell>
          <table:table-cell office:value-type="float" office:value="0.7" calcext:value-type="float">
            <text:p>0.7</text:p>
          </table:table-cell>
          <table:table-cell table:number-columns-repeated="1014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5:05:09</meta:creation-date>
    <dc:language>en-US</dc:language>
    <meta:editing-cycles>0</meta:editing-cycles>
    <meta:editing-duration>P0D</meta:editing-duration>
    <meta:generator>LibreOffice/4.2.8.2$Linux_X86_64 LibreOffice_project/420m0$Build-2</meta:generator>
    <dc:date>2015-10-09T09:00:56.253794951</dc:date>
    <meta:document-statistic meta:table-count="1" meta:cell-count="274" meta:object-count="0"/>
  </office:meta>
</office:document-meta>
</file>